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P Annuaire xml / JPA / JDBC / txt </text:p>
      <text:p text:style-name="Standard"/>
      <text:p text:style-name="Standard"/>
      <text:p text:style-name="Standard">Le but de ce TP est de choisir sur quel support on veut effectuer ces enregistrements ou le listing via un fichier .properties.</text:p>
      <text:p text:style-name="Standard">Ce fichier .properties contient : </text:p>
      <text:p text:style-name="Standard">- une propriété : conf.dao</text:p>
      <text:p text:style-name="Standard">- conf.dao peut prendre 4 valeurs : file , xml, jdbc, jpa</text:p>
      <text:p text:style-name="Standard"/>
      <text:p text:style-name="Standard"/>
      <text:p text:style-name="Standard">Au final l'application attendue pourra et ceci sur n'importe quel typ de persistence</text:p>
      <text:p text:style-name="Standard">1- Lister les personnes avec tout leur attributs numéro compris</text:p>
      <text:p text:style-name="Standard">2- Saisir une personne avec tous ces attributs </text:p>
      <text:p text:style-name="Standard">3- Lister par ordre alphabetique nom prénom</text:p>
      <text:p text:style-name="Standard">4- Lister par date de naissance de la personne</text:p>
      <text:p text:style-name="Standard">5- Indiquer le nombre d'enregistrement dans l'annuaire</text:p>
      <text:p text:style-name="Standard"/>
      <text:p text:style-name="Standard">Créer un DAOFactory :</text:p>
      <text:p text:style-name="Standard"/>
      <text:p text:style-name="Standard">La valeur de conf.dao va indiquer au DAOFactory quell type de DAO créé</text:p>
      <text:p text:style-name="Standard">un DAO pour JDBC, JPA, XML et Fichier , pour chaque entité susceptible d'être enregistrée</text:p>
      <text:p text:style-name="Standard"/>
      <text:p text:style-name="Standard">On enregistre une personne avec comme atttribut </text:p>
      <text:p text:style-name="Standard">nom</text:p>
      <text:p text:style-name="Standard">prenom </text:p>
      <text:p text:style-name="Standard">date de naissance (dd/mm/yyyy)</text:p>
      <text:p text:style-name="Standard">une liste de numéro associée</text:p>
      <text:p text:style-name="Standard">un numéro a pour attribut</text:p>
      <text:p text:style-name="Standard">type (pro perso …)</text:p>
      <text:p text:style-name="Standard">numero</text:p>
      <text:p text:style-name="Standard"/>
      <text:p text:style-name="Standard">xjc -d workspace-test/Annuaire/src/fr/treeptik/annuaire/pojo <text:s/>Documents/workspacesSSSSS/workspace-test/Annuaire/annuaire.xsd </text:p>
      <text:p text:style-name="Standard"/>
      <text:p text:style-name="Standard">Annoter les classes générées pour pouvoir être reconnues et utilisées par JPA</text:p>
      <text:p text:style-name="Standard"/>
      <text:p text:style-name="Standard">Créer les utilitaires pour établir une connexion JDBC</text:p>
      <text:p text:style-name="Standard">Créer le fichier persistence.xml pour la configuartion de JPA</text:p>
      <text:p text:style-name="Standard"/>
      <text:p text:style-name="Standard">FACULTATIF</text:p>
      <text:p text:style-name="Standard">ça serait magnifique de créer un watchService qui surveille en ermanence les modificatinos du fichier properties et qui modifie en « temps réel » le type de persistance quand il est modifié dans le fichier </text:p>
      <text:p text:style-name="Standard"/>
      <text:p text:style-name="Standard">PRENDRE SON TEMPS , BIEN REFLECHIR AVANT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ve </meta:initial-creator>
    <meta:creation-date>2014-02-17T21:11:25</meta:creation-date>
    <dc:date>2014-03-02T13:05:13</dc:date>
    <dc:creator>herve </dc:creator>
    <meta:editing-duration>PT14M10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29" meta:word-count="244" meta:character-count="1534" meta:non-whitespace-character-count="1311"/>
  </office:meta>
</office:document-meta>
</file>